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office:automatic-styles>
  <office:body>
    <office:text text:use-soft-page-breaks="true">
      <text:p text:style-name="P1">「きひいっ」</text:p>
      <text:p text:style-name="P2"><text:s text:c="3"/>月光が照らす夜を男は逃げ走<text:s/>っていた。</text:p>
      <text:p text:style-name="P3"><text:s text:c="3"/>街灯もない暗闇の路地。<text:s/>時折壁にちぎれて垂れたケープルのスバークが青白ぃ光で闇を灼いた。<text:s/>その明滅する光と闇の中を走り狂う男の姿が、<text:s/>アニメーションのように浮かんでは消そる。</text:p>
      <text:p text:style-name="P4"><text:s text:c="4"/>男は頭の一部と左腕を機械化した半身サイポーグであった。<text:s/>そのマシン腕には大振りの古びたナタが握られ丶<text:s/>鈍く光ったそれには濃い血糊が黒くしみつぃていた。</text:p>
      <text:p text:style-name="P5"><text:s text:c="4"/>クズ鉄町の歓楽街から離れた地帯であるここは、<text:s/>人気のなぃ薄汚れた路地だけが毛細血管のように建造物の隙間をめぐってぃる。</text:p>
      <text:p text:style-name="P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tb-rl">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 Grant</dc:creator>
    <meta:creation-date>2018-04-10T21:48:00Z</meta:creation-date>
    <dc:date>2018-07-05T11:58:00Z</dc:date>
    <meta:template xlink:href="Normal.dotm" xlink:type="simple"/>
    <meta:editing-cycles>5</meta:editing-cycles>
    <meta:editing-duration>PT33000S</meta:editing-duration>
    <meta:document-statistic meta:page-count="1" meta:paragraph-count="1" meta:word-count="39" meta:character-count="265" meta:row-count="1" meta:non-whitespace-character-count="227"/>
  </office:meta>
</office:document-meta>
</file>